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317042.28499868" calcext:value-type="float">
            <text:p><text:s/>1,317,042 <text:s/></text:p>
          </table:table-cell>
          <table:table-cell table:style-name="ce41" office:value-type="float" office:value="108288.260521825" calcext:value-type="float">
            <text:p><text:s/>108,288 <text:s/></text:p>
          </table:table-cell>
          <table:table-cell table:style-name="ce41" office:value-type="float" office:value="1208754.02447686" calcext:value-type="float">
            <text:p><text:s/>1,208,754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011002.634" calcext:value-type="float">
            <text:p><text:s/>4,011,003 <text:s/></text:p>
          </table:table-cell>
          <table:table-cell table:style-name="ce42" office:value-type="float" office:value="1794622.428" calcext:value-type="float">
            <text:p><text:s/>1,794,622 <text:s/></text:p>
          </table:table-cell>
          <table:table-cell table:style-name="ce42" office:value-type="float" office:value="2202804.406" calcext:value-type="float">
            <text:p><text:s/>2,202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75.8" calcext:value-type="float">
            <text:p><text:s/>13,5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054.3" calcext:value-type="float">
            <text:p><text:s/>6,0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054.3" calcext:value-type="float">
            <text:p><text:s/>6,0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49633.641831317" calcext:value-type="float">
            <text:p><text:s/>-149,634 <text:s/></text:p>
          </table:table-cell>
          <table:table-cell table:style-name="ce42" office:value-type="float" office:value="99770.0665218249" calcext:value-type="float">
            <text:p><text:s/>99,770 <text:s/></text:p>
          </table:table-cell>
          <table:table-cell table:style-name="ce42" office:value-type="float" office:value="-253595.415523142" calcext:value-type="float">
            <text:p><text:s/>-253,5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1.70717" calcext:value-type="float">
            <text:p><text:s/>4,1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471624.26083" calcext:value-type="float">
            <text:p><text:s/>5,471,624 <text:s/></text:p>
          </table:table-cell>
          <table:table-cell table:style-name="ce43" office:value-type="float" office:value="1803140.622" calcext:value-type="float">
            <text:p><text:s/>1,803,141 <text:s/></text:p>
          </table:table-cell>
          <table:table-cell table:style-name="ce43" office:value-type="float" office:value="3665153.846" calcext:value-type="float">
            <text:p><text:s/>3,665,15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329.79283" calcext:value-type="float">
            <text:p><text:s/>3,33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62.26" calcext:value-type="float">
            <text:p><text:s/>86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805861.49037" calcext:value-type="float">
            <text:p><text:s/>4,805,861 <text:s/></text:p>
          </table:table-cell>
          <table:table-cell table:style-name="ce42" office:value-type="float" office:value="1803140.622" calcext:value-type="float">
            <text:p><text:s/>1,803,141 <text:s/></text:p>
          </table:table-cell>
          <table:table-cell table:style-name="ce42" office:value-type="float" office:value="1794727.992" calcext:value-type="float">
            <text:p><text:s/>1,794,7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9814.91637" calcext:value-type="float">
            <text:p><text:s/>1,129,8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13404.022" calcext:value-type="float">
            <text:p><text:s/>1,813,404 <text:s/></text:p>
          </table:table-cell>
          <table:table-cell table:style-name="ce42" office:value-type="float" office:value="1803140.622" calcext:value-type="float">
            <text:p><text:s/>1,803,1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63.4" calcext:value-type="float">
            <text:p><text:s/>10,2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119551.51637" calcext:value-type="float">
            <text:p><text:s/>1,119,5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19551.51637" calcext:value-type="float">
            <text:p><text:s/>1,119,5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94727.992" calcext:value-type="float">
            <text:p><text:s/>1,794,7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4727.992" calcext:value-type="float">
            <text:p><text:s/>1,794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8177.96" calcext:value-type="float">
            <text:p><text:s/>78,17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864482.41" calcext:value-type="float">
            <text:p><text:s/>1,864,4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22022.7" calcext:value-type="float">
            <text:p><text:s/>1,422,0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864482.41" calcext:value-type="float">
            <text:p><text:s/>1,864,4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22022.7" calcext:value-type="float">
            <text:p><text:s/>1,422,0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4534.296" calcext:value-type="float">
            <text:p><text:s/>144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660.916" calcext:value-type="float">
            <text:p><text:s/>126,6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11.5" calcext:value-type="float">
            <text:p><text:s/>6,6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726.136" calcext:value-type="float">
            <text:p><text:s/>4,7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26.136" calcext:value-type="float">
            <text:p><text:s/>4,7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9803.96" calcext:value-type="float">
            <text:p><text:s/>139,8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934.78" calcext:value-type="float">
            <text:p><text:s/>121,9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07.3" calcext:value-type="float">
            <text:p><text:s/>6,6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4.2" calcext:value-type="float">
            <text:p><text:s/>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.2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03.59283" calcext:value-type="float">
            <text:p><text:s/>90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03.59283" calcext:value-type="float">
            <text:p><text:s/>90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383945.03163" calcext:value-type="float">
            <text:p><text:s/>2,383,94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43764.938" calcext:value-type="float">
            <text:p><text:s/>1,743,76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8022.48363" calcext:value-type="float">
            <text:p><text:s/>288,02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383945.03163" calcext:value-type="float">
            <text:p><text:s/>2,383,94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43764.938" calcext:value-type="float">
            <text:p><text:s/>1,743,76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8022.48363" calcext:value-type="float">
            <text:p><text:s/>288,02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86972.42263" calcext:value-type="float">
            <text:p><text:s/>2,286,9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0973.289" calcext:value-type="float">
            <text:p><text:s/>1,650,9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7490.48363" calcext:value-type="float">
            <text:p><text:s/>287,4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5961.942" calcext:value-type="float">
            <text:p><text:s/>25,9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61.942" calcext:value-type="float">
            <text:p><text:s/>25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817.242" calcext:value-type="float">
            <text:p><text:s/>9,8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84.882" calcext:value-type="float">
            <text:p><text:s/>7,3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3.1" calcext:value-type="float">
            <text:p><text:s/>2,2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1586.219" calcext:value-type="float">
            <text:p><text:s/>11,5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86.219" calcext:value-type="float">
            <text:p><text:s/>11,5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08.376" calcext:value-type="float">
            <text:p><text:s/>1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.376" calcext:value-type="float">
            <text:p><text:s/>1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4541.947" calcext:value-type="float">
            <text:p><text:s/>44,5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541.947" calcext:value-type="float">
            <text:p><text:s/>44,5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0882.165" calcext:value-type="float">
            <text:p><text:s/>180,8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917.965" calcext:value-type="float">
            <text:p><text:s/>178,9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4.2" calcext:value-type="float">
            <text:p><text:s/>1,9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7729.596" calcext:value-type="float">
            <text:p><text:s/>17,7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68.896" calcext:value-type="float">
            <text:p><text:s/>16,4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0.7" calcext:value-type="float">
            <text:p><text:s/>1,2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7551.096" calcext:value-type="float">
            <text:p>( 17,55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468.896" calcext:value-type="float">
            <text:p>( 16,46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82.2" calcext:value-type="float">
            <text:p>( 1,08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178.5" calcext:value-type="float">
            <text:p>( 17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178.5" calcext:value-type="float">
            <text:p>( 179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98838.399" calcext:value-type="float">
            <text:p><text:s/>98,8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838.399" calcext:value-type="float">
            <text:p><text:s/>98,8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49754.679" calcext:value-type="float">
            <text:p><text:s/>49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051.179" calcext:value-type="float">
            <text:p><text:s/>49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3.5" calcext:value-type="float">
            <text:p><text:s/>7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4559.491" calcext:value-type="float">
            <text:p><text:s/>14,55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4559.491" calcext:value-type="float">
            <text:p><text:s/>14,55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353.644" calcext:value-type="float">
            <text:p><text:s/>2,3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3.644" calcext:value-type="float">
            <text:p><text:s/>2,3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7.7" calcext:value-type="float">
            <text:p><text:s/>14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147.7" calcext:value-type="float">
            <text:p><text:s/>148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90792.939" calcext:value-type="float">
            <text:p><text:s/>1,390,7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1239.139" calcext:value-type="float">
            <text:p><text:s/>1,371,2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53.8" calcext:value-type="float">
            <text:p><text:s/>19,5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30672.102" calcext:value-type="float">
            <text:p><text:s/>1,130,6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0672.102" calcext:value-type="float">
            <text:p><text:s/>1,130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0120.837" calcext:value-type="float">
            <text:p><text:s/>260,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567.037" calcext:value-type="float">
            <text:p><text:s/>240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53.8" calcext:value-type="float">
            <text:p><text:s/>19,5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.6" calcext:value-type="float">
            <text:p>( 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5.6" calcext:value-type="float">
            <text:p>( 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0.8" calcext:value-type="float">
            <text:p>( 31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47" office:value-type="float" office:value="30.8" calcext:value-type="float">
            <text:p>( 31 <text:s/>)</text:p>
          </table:table-cell>
          <table:table-cell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84120.59563" calcext:value-type="float">
            <text:p><text:s/>584,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73.102" calcext:value-type="float">
            <text:p><text:s/>7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8411.88363" calcext:value-type="float">
            <text:p><text:s/>228,4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82489.59563" calcext:value-type="float">
            <text:p><text:s/>582,4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73.102" calcext:value-type="float">
            <text:p><text:s/>7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780.88363" calcext:value-type="float">
            <text:p><text:s/>226,7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31" calcext:value-type="float">
            <text:p><text:s/>1,6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31" calcext:value-type="float">
            <text:p><text:s/>1,6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4098" calcext:value-type="float">
            <text:p><text:s/>14,0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098" calcext:value-type="float">
            <text:p><text:s/>14,0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1376.273" calcext:value-type="float">
            <text:p><text:s/>21,376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506.073" calcext:value-type="float">
            <text:p><text:s/>1,50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9870.2" calcext:value-type="float">
            <text:p><text:s/>19,870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05.6" calcext:value-type="float">
            <text:p><text:s/>7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05.6" calcext:value-type="float">
            <text:p><text:s/>7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69.56" calcext:value-type="float">
            <text:p><text:s/>4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8.3" calcext:value-type="float">
            <text:p><text:s/>4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.52" calcext:value-type="float">
            <text:p><text:s/>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7.7" calcext:value-type="float">
            <text:p><text:s/>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.7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72.3" calcext:value-type="float">
            <text:p><text:s/>2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2.3" calcext:value-type="float">
            <text:p><text:s/>2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72.3" calcext:value-type="float">
            <text:p><text:s/>2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72.3" calcext:value-type="float">
            <text:p><text:s/>2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56.804" calcext:value-type="float">
            <text:p><text:s/>2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.804" calcext:value-type="float">
            <text:p><text:s/>2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56.804" calcext:value-type="float">
            <text:p><text:s/>2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.804" calcext:value-type="float">
            <text:p><text:s/>2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92946.571" calcext:value-type="float">
            <text:p><text:s/>92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378.171" calcext:value-type="float">
            <text:p><text:s/>92,3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9.7" calcext:value-type="float">
            <text:p><text:s/>2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27.22" calcext:value-type="float">
            <text:p><text:s/>2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29.5" calcext:value-type="float">
            <text:p><text:s/>1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9.5" calcext:value-type="float">
            <text:p><text:s/>1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367.501" calcext:value-type="float">
            <text:p><text:s/>27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240.661" calcext:value-type="float">
            <text:p><text:s/>27,2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.4" calcext:value-type="float">
            <text:p><text:s/>1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5222.35" calcext:value-type="float">
            <text:p><text:s/>65,22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5137.51" calcext:value-type="float">
            <text:p><text:s/>65,13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6.8" calcext:value-type="float">
            <text:p><text:s/>1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496.934" calcext:value-type="float">
            <text:p><text:s/>3,4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6.674" calcext:value-type="float">
            <text:p><text:s/>15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21180.5" calcext:value-type="float">
            <text:p><text:s/>121,181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01761.684" calcext:value-type="float">
            <text:p><text:s/>19,601,762 <text:s/></text:p>
          </table:table-cell>
          <table:table-cell table:style-name="ce42" office:value-type="float" office:value="18083250" calcext:value-type="float">
            <text:p><text:s/>18,083,2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153.694" calcext:value-type="float">
            <text:p><text:s/>302,1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7063.45001378" calcext:value-type="float">
            <text:p><text:s/>1,147,0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0.802" calcext:value-type="float">
            <text:p><text:s/>2,7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369.8" calcext:value-type="float">
            <text:p><text:s/>421,3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179.312" calcext:value-type="float">
            <text:p><text:s/>269,1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67090.43621508" calcext:value-type="float">
            <text:p><text:s/>-67,090 <text:s/></text:p>
          </table:table-cell>
          <table:table-cell table:style-name="ce42" office:value-type="float" office:value="-516543.3" calcext:value-type="float">
            <text:p><text:s/>-516,5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740.9892" calcext:value-type="float">
            <text:p><text:s/>30,7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952420.0582013" calcext:value-type="float">
            <text:p><text:s/>17,952,420 <text:s/></text:p>
          </table:table-cell>
          <table:table-cell table:style-name="ce43" office:value-type="float" office:value="18720973.8" calcext:value-type="float">
            <text:p><text:s/>18,720,97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8631.9028" calcext:value-type="float">
            <text:p><text:s/>268,6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2805.44769231" calcext:value-type="float">
            <text:p><text:s/>1,262,8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62.26" calcext:value-type="float">
            <text:p><text:s/>86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9390.14" calcext:value-type="float">
            <text:p><text:s/>19,390 <text:s/></text:p>
          </table:table-cell>
          <table:table-cell table:style-name="ce42" office:value-type="float" office:value="58787.82" calcext:value-type="float">
            <text:p><text:s/>58,7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02112.86" calcext:value-type="float">
            <text:p><text:s/>22,102,113 <text:s/></text:p>
          </table:table-cell>
          <table:table-cell table:style-name="ce42" office:value-type="float" office:value="18720973.8" calcext:value-type="float">
            <text:p><text:s/>18,720,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38505.02" calcext:value-type="float">
            <text:p><text:s/>18,738,505 <text:s/></text:p>
          </table:table-cell>
          <table:table-cell table:style-name="ce42" office:value-type="float" office:value="18720973.8" calcext:value-type="float">
            <text:p><text:s/>18,720,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3607.84" calcext:value-type="float">
            <text:p><text:s/>3,363,6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9390.14" calcext:value-type="float">
            <text:p><text:s/>19,390 <text:s/></text:p>
          </table:table-cell>
          <table:table-cell table:style-name="ce43" office:value-type="float" office:value="58787.82" calcext:value-type="float">
            <text:p><text:s/>58,78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71263.2" calcext:value-type="float">
            <text:p><text:s/>371,263 <text:s/></text:p>
          </table:table-cell>
          <table:table-cell table:style-name="ce42" office:value-type="float" office:value="71196.51" calcext:value-type="float">
            <text:p><text:s/>71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15990.9848157" calcext:value-type="float">
            <text:p><text:s/>19,815,9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8710.7" calcext:value-type="float">
            <text:p><text:s/>768,711 <text:s/></text:p>
          </table:table-cell>
          <table:table-cell table:style-name="ce42" office:value-type="float" office:value="625526.1396" calcext:value-type="float">
            <text:p><text:s/>625,5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71263.2" calcext:value-type="float">
            <text:p><text:s/>371,263 <text:s/></text:p>
          </table:table-cell>
          <table:table-cell table:style-name="ce42" office:value-type="float" office:value="71196.51" calcext:value-type="float">
            <text:p><text:s/>71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92209.9648157" calcext:value-type="float">
            <text:p><text:s/>19,392,2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8710.7" calcext:value-type="float">
            <text:p><text:s/>768,711 <text:s/></text:p>
          </table:table-cell>
          <table:table-cell table:style-name="ce42" office:value-type="float" office:value="625526.1396" calcext:value-type="float">
            <text:p><text:s/>625,5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3781.02" calcext:value-type="float">
            <text:p><text:s/>423,78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261.88" calcext:value-type="float">
            <text:p><text:s/>11,2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1733.7476" calcext:value-type="float">
            <text:p><text:s/>1,771,7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8710.7" calcext:value-type="float">
            <text:p><text:s/>768,711 <text:s/></text:p>
          </table:table-cell>
          <table:table-cell table:style-name="ce42" office:value-type="float" office:value="19059.4776" calcext:value-type="float">
            <text:p><text:s/>19,0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.42" calcext:value-type="float">
            <text:p><text:s/>3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261.88" calcext:value-type="float">
            <text:p><text:s/>11,2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449.99" calcext:value-type="float">
            <text:p><text:s/>129,4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6570.6476" calcext:value-type="float">
            <text:p><text:s/>1,636,5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8710.7" calcext:value-type="float">
            <text:p><text:s/>768,711 <text:s/></text:p>
          </table:table-cell>
          <table:table-cell table:style-name="ce42" office:value-type="float" office:value="19059.4776" calcext:value-type="float">
            <text:p><text:s/>19,0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98.48" calcext:value-type="float">
            <text:p><text:s/>4,7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7.43" calcext:value-type="float">
            <text:p><text:s/>53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9748.92" calcext:value-type="float">
            <text:p><text:s/>339,749 <text:s/></text:p>
          </table:table-cell>
          <table:table-cell table:style-name="ce44" office:value-type="float" office:value="12408.69" calcext:value-type="float">
            <text:p><text:s/>12,40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631758.9877247" calcext:value-type="float">
            <text:p><text:s/>12,631,75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75098.5648" calcext:value-type="float">
            <text:p><text:s/>875,09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39748.92" calcext:value-type="float">
            <text:p><text:s/>339,749 <text:s/></text:p>
          </table:table-cell>
          <table:table-cell table:style-name="ce44" office:value-type="float" office:value="12408.69" calcext:value-type="float">
            <text:p><text:s/>12,40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639598.9428" calcext:value-type="float">
            <text:p><text:s/>9,639,59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75098.5648" calcext:value-type="float">
            <text:p><text:s/>875,0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36099.96" calcext:value-type="float">
            <text:p><text:s/>336,100 <text:s/></text:p>
          </table:table-cell>
          <table:table-cell table:style-name="ce42" office:value-type="float" office:value="12408.69" calcext:value-type="float">
            <text:p><text:s/>12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40486.8524" calcext:value-type="float">
            <text:p><text:s/>3,740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127.4424" calcext:value-type="float">
            <text:p><text:s/>33,1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127.73" calcext:value-type="float">
            <text:p><text:s/>52,1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9.26" calcext:value-type="float">
            <text:p><text:s/>1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069.4184" calcext:value-type="float">
            <text:p><text:s/>341,0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.2484" calcext:value-type="float">
            <text:p><text:s/>2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2471.3312" calcext:value-type="float">
            <text:p><text:s/>652,4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.0812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46.976" calcext:value-type="float">
            <text:p><text:s/>23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.296" calcext:value-type="float">
            <text:p><text:s/>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32.7444" calcext:value-type="float">
            <text:p><text:s/>11,4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.8044" calcext:value-type="float">
            <text:p><text:s/>1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628.91" calcext:value-type="float">
            <text:p><text:s/>378,6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8.02" calcext:value-type="float">
            <text:p><text:s/>3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4744.1584" calcext:value-type="float">
            <text:p><text:s/>464,7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4.3584" calcext:value-type="float">
            <text:p><text:s/>4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148.5784" calcext:value-type="float">
            <text:p><text:s/>399,1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4.3584" calcext:value-type="float">
            <text:p><text:s/>4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9148.5784" calcext:value-type="float">
            <text:p>( 399,14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54.3584" calcext:value-type="float">
            <text:p>( 4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5595.58" calcext:value-type="float">
            <text:p><text:s/>65,596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66.6808" calcext:value-type="float">
            <text:p><text:s/>48,4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1.2108" calcext:value-type="float">
            <text:p><text:s/>8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58.6176" calcext:value-type="float">
            <text:p><text:s/>106,8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.7376" calcext:value-type="float">
            <text:p><text:s/>14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79262.6992" calcext:value-type="float">
            <text:p><text:s/>379,26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48.6592" calcext:value-type="float">
            <text:p><text:s/>5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2080.6396" calcext:value-type="float">
            <text:p><text:s/>572,0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205.1296" calcext:value-type="float">
            <text:p><text:s/>14,2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876.94" calcext:value-type="float">
            <text:p><text:s/>160,8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1203.6996" calcext:value-type="float">
            <text:p><text:s/>411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205.1296" calcext:value-type="float">
            <text:p><text:s/>14,2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958.6124" calcext:value-type="float">
            <text:p>( 17,95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59.8124" calcext:value-type="float">
            <text:p>( 1,060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54412.536" calcext:value-type="float">
            <text:p>( 154,41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832.436" calcext:value-type="float">
            <text:p>( 1,83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35926.92" calcext:value-type="float">
            <text:p><text:s/>335,927 <text:s/></text:p>
          </table:table-cell>
          <table:table-cell table:style-name="ce42" office:value-type="float" office:value="12408.69" calcext:value-type="float">
            <text:p><text:s/>12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5077.5304" calcext:value-type="float">
            <text:p><text:s/>425,0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03.0604" calcext:value-type="float">
            <text:p><text:s/>3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35926.92" calcext:value-type="float">
            <text:p><text:s/>335,927 <text:s/></text:p>
          </table:table-cell>
          <table:table-cell table:style-name="ce42" office:value-type="float" office:value="12408.69" calcext:value-type="float">
            <text:p><text:s/>12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875.7904" calcext:value-type="float">
            <text:p><text:s/>380,8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03.0604" calcext:value-type="float">
            <text:p><text:s/>3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201.74" calcext:value-type="float">
            <text:p><text:s/>44,2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70.6" calcext:value-type="float">
            <text:p>( 47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994.6816" calcext:value-type="float">
            <text:p><text:s/>91,9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62.0516" calcext:value-type="float">
            <text:p><text:s/>1,66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780.2" calcext:value-type="float">
            <text:p><text:s/>16,78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14.32" calcext:value-type="float">
            <text:p><text:s/>2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33.6756" calcext:value-type="float">
            <text:p><text:s/>32,4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63.8056" calcext:value-type="float">
            <text:p><text:s/>1,4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.26" calcext:value-type="float">
            <text:p><text:s/>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36.926" calcext:value-type="float">
            <text:p><text:s/>25,6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.086" calcext:value-type="float">
            <text:p><text:s/>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.52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60.6732" calcext:value-type="float">
            <text:p><text:s/>23,8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12.5932" calcext:value-type="float">
            <text:p><text:s/>9,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3.26" calcext:value-type="float">
            <text:p><text:s/>1,7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591.98" calcext:value-type="float">
            <text:p><text:s/>91,5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9378.058" calcext:value-type="float">
            <text:p><text:s/>3,359,3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92.138" calcext:value-type="float">
            <text:p><text:s/>45,2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5288.24" calcext:value-type="float">
            <text:p><text:s/>3,195,2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99.68" calcext:value-type="float">
            <text:p><text:s/>41,7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098" calcext:value-type="float">
            <text:p><text:s/>77,0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7776.32" calcext:value-type="float">
            <text:p><text:s/>787,7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10.16" calcext:value-type="float">
            <text:p><text:s/>10,6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77166.16" calcext:value-type="float">
            <text:p><text:s/>777,16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8.7" calcext:value-type="float">
            <text:p><text:s/>3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9986.59" calcext:value-type="float">
            <text:p><text:s/>909,9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27.22" calcext:value-type="float">
            <text:p><text:s/>2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357.71" calcext:value-type="float">
            <text:p><text:s/>68,3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704.48" calcext:value-type="float">
            <text:p><text:s/>65,7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97.77" calcext:value-type="float">
            <text:p><text:s/>10,4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01.66" calcext:value-type="float">
            <text:p><text:s/>12,3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.44" calcext:value-type="float">
            <text:p><text:s/>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2379.93" calcext:value-type="float">
            <text:p><text:s/>702,3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8.04" calcext:value-type="float">
            <text:p><text:s/>6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745.04" calcext:value-type="float">
            <text:p><text:s/>50,74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340.26" calcext:value-type="float">
            <text:p><text:s/>3,34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41971.1224" calcext:value-type="float">
            <text:p><text:s/>841,97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41971.1224" calcext:value-type="float">
            <text:p><text:s/>841,9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2160.04492467" calcext:value-type="float">
            <text:p><text:s/>2,992,1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2160.04492467" calcext:value-type="float">
            <text:p><text:s/>2,992,1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19685" calcext:value-type="float">
            <text:p>( 2,219,68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06271.083" calcext:value-type="float">
            <text:p><text:s/>15,406,2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06271.083" calcext:value-type="float">
            <text:p><text:s/>15,406,2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348.48" calcext:value-type="float">
            <text:p><text:s/>258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81.55" calcext:value-type="float">
            <text:p><text:s/>11,6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13222.4" calcext:value-type="float">
            <text:p><text:s/>113,222 <text:s/></text:p>
          </table:table-cell>
          <table:table-cell table:style-name="ce42" office:value-type="float" office:value="190527.5" calcext:value-type="float">
            <text:p><text:s/>190,5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9179.312" calcext:value-type="float">
            <text:p><text:s/>269,1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33.83" calcext:value-type="float">
            <text:p><text:s/>-234 <text:s/></text:p>
          </table:table-cell>
          <table:table-cell table:style-name="ce42" office:value-type="float" office:value="-192992.28" calcext:value-type="float">
            <text:p><text:s/>-192,992 <text:s/></text:p>
          </table:table-cell>
          <table:table-cell table:style-name="ce42" office:value-type="float" office:value="213346.38" calcext:value-type="float">
            <text:p><text:s/>213,3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27.75" calcext:value-type="float">
            <text:p><text:s/>7,828 <text:s/></text:p>
          </table:table-cell>
          <table:table-cell table:style-name="ce42" office:value-type="float" office:value="-16961.0532572317" calcext:value-type="float">
            <text:p><text:s/>-16,961 <text:s/></text:p>
          </table:table-cell>
          <table:table-cell table:style-name="ce42" office:value-type="float" office:value="20951.4532572317" calcext:value-type="float">
            <text:p><text:s/>20,951 <text:s/></text:p>
          </table:table-cell>
          <table:table-cell table:style-name="ce42" office:value-type="float" office:value="2059.55" calcext:value-type="float">
            <text:p><text:s/>2,0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3.83" calcext:value-type="float">
            <text:p><text:s/>234 <text:s/></text:p>
          </table:table-cell>
          <table:table-cell table:style-name="ce43" office:value-type="float" office:value="451340.76" calcext:value-type="float">
            <text:p><text:s/>451,341 <text:s/></text:p>
          </table:table-cell>
          <table:table-cell table:style-name="ce43" office:value-type="float" office:value="-213346.38" calcext:value-type="float">
            <text:p><text:s/>-213,34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7827.75" calcext:value-type="float">
            <text:p><text:s/>-7,828 <text:s/></text:p>
          </table:table-cell>
          <table:table-cell table:style-name="ce43" office:value-type="float" office:value="16961.0532572317" calcext:value-type="float">
            <text:p><text:s/>16,961 <text:s/></text:p>
          </table:table-cell>
          <table:table-cell table:style-name="ce43" office:value-type="float" office:value="-403353.165257232" calcext:value-type="float">
            <text:p><text:s/>-403,353 <text:s/></text:p>
          </table:table-cell>
          <table:table-cell table:style-name="ce43" office:value-type="float" office:value="-180905.5" calcext:value-type="float">
            <text:p><text:s/>-180,9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781.02" calcext:value-type="float">
            <text:p><text:s/>423,7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31.22" calcext:value-type="float">
            <text:p><text:s/>17,5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31.22" calcext:value-type="float">
            <text:p><text:s/>17,5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24.63" calcext:value-type="float">
            <text:p><text:s/>19,825 <text:s/></text:p>
          </table:table-cell>
          <table:table-cell table:style-name="ce42" office:value-type="float" office:value="2192476.26" calcext:value-type="float">
            <text:p><text:s/>2,192,476 <text:s/></text:p>
          </table:table-cell>
          <table:table-cell table:style-name="ce42" office:value-type="float" office:value="2122653" calcext:value-type="float">
            <text:p><text:s/>2,122,6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340.5" calcext:value-type="float">
            <text:p><text:s/>36,341 <text:s/></text:p>
          </table:table-cell>
          <table:table-cell table:style-name="ce42" office:value-type="float" office:value="118920.270502768" calcext:value-type="float">
            <text:p><text:s/>118,920 <text:s/></text:p>
          </table:table-cell>
          <table:table-cell table:style-name="ce42" office:value-type="float" office:value="513710.129497232" calcext:value-type="float">
            <text:p><text:s/>513,710 <text:s/></text:p>
          </table:table-cell>
          <table:table-cell table:style-name="ce42" office:value-type="float" office:value="237737.35" calcext:value-type="float">
            <text:p><text:s/>237,7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24.63" calcext:value-type="float">
            <text:p><text:s/>19,825 <text:s/></text:p>
          </table:table-cell>
          <table:table-cell table:style-name="ce42" office:value-type="float" office:value="2192476.26" calcext:value-type="float">
            <text:p><text:s/>2,192,476 <text:s/></text:p>
          </table:table-cell>
          <table:table-cell table:style-name="ce42" office:value-type="float" office:value="1698871.98" calcext:value-type="float">
            <text:p><text:s/>1,698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340.5" calcext:value-type="float">
            <text:p><text:s/>36,341 <text:s/></text:p>
          </table:table-cell>
          <table:table-cell table:style-name="ce42" office:value-type="float" office:value="118920.270502768" calcext:value-type="float">
            <text:p><text:s/>118,920 <text:s/></text:p>
          </table:table-cell>
          <table:table-cell table:style-name="ce42" office:value-type="float" office:value="513710.129497232" calcext:value-type="float">
            <text:p><text:s/>513,710 <text:s/></text:p>
          </table:table-cell>
          <table:table-cell table:style-name="ce42" office:value-type="float" office:value="237737.35" calcext:value-type="float">
            <text:p><text:s/>237,7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3781.02" calcext:value-type="float">
            <text:p><text:s/>423,78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7.24" calcext:value-type="float">
            <text:p><text:s/>2,5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6.5" calcext:value-type="float">
            <text:p><text:s/>10,2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2" calcext:value-type="float">
            <text:p><text:s/>3 <text:s/></text:p>
          </table:table-cell>
          <table:table-cell table:style-name="ce42" office:value-type="float" office:value="97.75" calcext:value-type="float">
            <text:p><text:s/>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.14" calcext:value-type="float">
            <text:p><text:s/>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.02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.85" calcext:value-type="float">
            <text:p><text:s/>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7.24" calcext:value-type="float">
            <text:p><text:s/>2,5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57.36" calcext:value-type="float">
            <text:p><text:s/>5,1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2" calcext:value-type="float">
            <text:p><text:s/>3 <text:s/></text:p>
          </table:table-cell>
          <table:table-cell table:style-name="ce42" office:value-type="float" office:value="36.55" calcext:value-type="float">
            <text:p><text:s/>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9.98" calcext:value-type="float">
            <text:p><text:s/>4,7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3.22" calcext:value-type="float">
            <text:p><text:s/>23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20036" calcext:value-type="float">
            <text:p><text:s/>2,220,036 <text:s/></text:p>
          </table:table-cell>
          <table:table-cell table:style-name="ce44" office:value-type="float" office:value="1899030.12" calcext:value-type="float">
            <text:p><text:s/>1,899,03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512.75" calcext:value-type="float">
            <text:p><text:s/>28,513 <text:s/></text:p>
          </table:table-cell>
          <table:table-cell table:style-name="ce44" office:value-type="float" office:value="135881.32376" calcext:value-type="float">
            <text:p><text:s/>135,881 <text:s/></text:p>
          </table:table-cell>
          <table:table-cell table:style-name="ce44" office:value-type="float" office:value="110353.76424" calcext:value-type="float">
            <text:p><text:s/>110,354 <text:s/></text:p>
          </table:table-cell>
          <table:table-cell table:style-name="ce44" office:value-type="float" office:value="56734.1" calcext:value-type="float">
            <text:p><text:s/>56,73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51" calcext:value-type="float">
            <text:p><text:s/>351 <text:s/></text:p>
          </table:table-cell>
          <table:table-cell table:style-name="ce44" office:value-type="float" office:value="1899030.12" calcext:value-type="float">
            <text:p><text:s/>1,899,03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512.75" calcext:value-type="float">
            <text:p><text:s/>28,513 <text:s/></text:p>
          </table:table-cell>
          <table:table-cell table:style-name="ce44" office:value-type="float" office:value="135881.32376" calcext:value-type="float">
            <text:p><text:s/>135,881 <text:s/></text:p>
          </table:table-cell>
          <table:table-cell table:style-name="ce44" office:value-type="float" office:value="110353.76424" calcext:value-type="float">
            <text:p><text:s/>110,354 <text:s/></text:p>
          </table:table-cell>
          <table:table-cell table:style-name="ce44" office:value-type="float" office:value="56734.1" calcext:value-type="float">
            <text:p><text:s/>56,7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style-name="ce42" office:value-type="float" office:value="18089.76" calcext:value-type="float">
            <text:p><text:s/>18,0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10.25" calcext:value-type="float">
            <text:p><text:s/>5,4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2.22" calcext:value-type="float">
            <text:p><text:s/>1,0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1.58" calcext:value-type="float">
            <text:p><text:s/>1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7.55" calcext:value-type="float">
            <text:p><text:s/>1,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.16" calcext:value-type="float">
            <text:p><text:s/>6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5.45" calcext:value-type="float">
            <text:p><text:s/>4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.72" calcext:value-type="float">
            <text:p><text:s/>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" calcext:value-type="float">
            <text:p><text:s/>1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7.82" calcext:value-type="float">
            <text:p><text:s/>2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.8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.66" calcext:value-type="float">
            <text:p><text:s/>6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2.45" calcext:value-type="float">
            <text:p><text:s/>2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.38" calcext:value-type="float">
            <text:p><text:s/>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.4" calcext:value-type="float">
            <text:p><text:s/>1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.84" calcext:value-type="float">
            <text:p><text:s/>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2.6" calcext:value-type="float">
            <text:p><text:s/>4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.12" calcext:value-type="float">
            <text:p><text:s/>7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4.1" calcext:value-type="float">
            <text:p><text:s/>4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83.12" calcext:value-type="float">
            <text:p>( 78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64.1" calcext:value-type="float">
            <text:p>( 46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7.72" calcext:value-type="float">
            <text:p><text:s/>5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.52" calcext:value-type="float">
            <text:p><text:s/>3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7.15" calcext:value-type="float">
            <text:p><text:s/>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0.12" calcext:value-type="float">
            <text:p><text:s/>5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78.28" calcext:value-type="float">
            <text:p><text:s/>87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.04" calcext:value-type="float">
            <text:p><text:s/>8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1.15" calcext:value-type="float">
            <text:p><text:s/>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3.14" calcext:value-type="float">
            <text:p><text:s/>6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.9" calcext:value-type="float">
            <text:p><text:s/>1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1.15" calcext:value-type="float">
            <text:p><text:s/>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0.78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9.78" calcext:value-type="float">
            <text:p>( 40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style-name="ce42" office:value-type="float" office:value="634.92" calcext:value-type="float">
            <text:p><text:s/>6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0.75" calcext:value-type="float">
            <text:p><text:s/>1,6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5.22" calcext:value-type="float">
            <text:p><text:s/>5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39.35" calcext:value-type="float">
            <text:p><text:s/>1,5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" calcext:value-type="float">
            <text:p><text:s/>351 <text:s/></text:p>
          </table:table-cell>
          <table:table-cell table:style-name="ce42" office:value-type="float" office:value="89.7" calcext:value-type="float">
            <text:p><text:s/>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.4" calcext:value-type="float">
            <text:p><text:s/>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51" calcext:value-type="float">
            <text:p>( 3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1.9" calcext:value-type="float">
            <text:p><text:s/>4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7.25" calcext:value-type="float">
            <text:p><text:s/>32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64.42" calcext:value-type="float">
            <text:p><text:s/>26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8.36" calcext:value-type="float">
            <text:p><text:s/>1,2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.15" calcext:value-type="float">
            <text:p><text:s/>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20.92" calcext:value-type="float">
            <text:p><text:s/>3,5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.08" calcext:value-type="float">
            <text:p><text:s/>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4.02" calcext:value-type="float">
            <text:p><text:s/>1,2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1.8" calcext:value-type="float">
            <text:p><text:s/>2,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.3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8212.8" calcext:value-type="float">
            <text:p><text:s/>1,778,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2.25" calcext:value-type="float">
            <text:p><text:s/>1,4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19.888" calcext:value-type="float">
            <text:p><text:s/>43,8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2.25" calcext:value-type="float">
            <text:p><text:s/>1,4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19.888" calcext:value-type="float">
            <text:p><text:s/>43,8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8212.8" calcext:value-type="float">
            <text:p><text:s/>1,778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9.8" calcext:value-type="float">
            <text:p><text:s/>1,1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5.76" calcext:value-type="float">
            <text:p><text:s/>1,0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.04" calcext:value-type="float">
            <text:p><text:s/>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627.76" calcext:value-type="float">
            <text:p><text:s/>101,6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40.5" calcext:value-type="float">
            <text:p><text:s/>27,041 <text:s/></text:p>
          </table:table-cell>
          <table:table-cell table:style-name="ce42" office:value-type="float" office:value="135881.32376" calcext:value-type="float">
            <text:p><text:s/>135,881 <text:s/></text:p>
          </table:table-cell>
          <table:table-cell table:style-name="ce42" office:value-type="float" office:value="66533.87624" calcext:value-type="float">
            <text:p><text:s/>66,534 <text:s/></text:p>
          </table:table-cell>
          <table:table-cell table:style-name="ce42" office:value-type="float" office:value="51317.05" calcext:value-type="float">
            <text:p><text:s/>51,3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8535.35" calcext:value-type="float">
            <text:p><text:s/>28,5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55.12" calcext:value-type="float">
            <text:p><text:s/>2,6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" calcext:value-type="float">
            <text:p><text:s/>1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39.3" calcext:value-type="float">
            <text:p><text:s/>8,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89.58" calcext:value-type="float">
            <text:p><text:s/>3,0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497.6" calcext:value-type="float">
            <text:p><text:s/>79,4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40.5" calcext:value-type="float">
            <text:p><text:s/>27,041 <text:s/></text:p>
          </table:table-cell>
          <table:table-cell table:style-name="ce42" office:value-type="float" office:value="135881.32376" calcext:value-type="float">
            <text:p><text:s/>135,881 <text:s/></text:p>
          </table:table-cell>
          <table:table-cell table:style-name="ce42" office:value-type="float" office:value="66533.87624" calcext:value-type="float">
            <text:p><text:s/>66,534 <text:s/></text:p>
          </table:table-cell>
          <table:table-cell table:style-name="ce42" office:value-type="float" office:value="21177.75" calcext:value-type="float">
            <text:p><text:s/>21,17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246.16" calcext:value-type="float">
            <text:p><text:s/>8,2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479" calcext:value-type="float">
            <text:p><text:s/>1,47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9685" calcext:value-type="float">
            <text:p><text:s/>2,219,6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9685" calcext:value-type="float">
            <text:p><text:s/>2,219,6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19685" calcext:value-type="float">
            <text:p>( 2,219,68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3405.04" calcext:value-type="float">
            <text:p><text:s/>13,405 <text:s/></text:p>
          </table:table-cell>
          <table:table-cell table:style-name="ce42" office:value-type="float" office:value="867816.68" calcext:value-type="float">
            <text:p><text:s/>867,8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106.24" calcext:value-type="float">
            <text:p><text:s/>65,1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30173.68" calcext:value-type="float">
            <text:p><text:s/>230,174 <text:s/></text:p>
          </table:table-cell>
          <table:table-cell table:style-name="ce42" office:value-type="float" office:value="300714.88" calcext:value-type="float">
            <text:p><text:s/>300,7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512.454970297" calcext:value-type="float">
            <text:p><text:s/>80,512 <text:s/></text:p>
          </table:table-cell>
          <table:table-cell table:style-name="ce42" office:value-type="float" office:value="113607" calcext:value-type="float">
            <text:p><text:s/>113,607 <text:s/></text:p>
          </table:table-cell>
          <table:table-cell table:style-name="ce42" office:value-type="float" office:value="119.52" calcext:value-type="float">
            <text:p><text:s/>1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405.213043478" calcext:value-type="float">
            <text:p><text:s/>115,4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58279.76" calcext:value-type="float">
            <text:p><text:s/>58,280 <text:s/></text:p>
          </table:table-cell>
          <table:table-cell table:style-name="ce42" office:value-type="float" office:value="360703.48" calcext:value-type="float">
            <text:p><text:s/>360,7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6.56" calcext:value-type="float">
            <text:p><text:s/>2,3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24570.72" calcext:value-type="float">
            <text:p><text:s/>224,571 <text:s/></text:p>
          </table:table-cell>
          <table:table-cell table:style-name="ce42" office:value-type="float" office:value="114327.692307692" calcext:value-type="float">
            <text:p><text:s/>114,3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83.2522772277" calcext:value-type="float">
            <text:p><text:s/>29,383 <text:s/></text:p>
          </table:table-cell>
          <table:table-cell table:style-name="ce42" office:value-type="float" office:value="-4584" calcext:value-type="float">
            <text:p><text:s/>-4,584 <text:s/></text:p>
          </table:table-cell>
          <table:table-cell table:style-name="ce42" office:value-type="float" office:value="2392.89" calcext:value-type="float">
            <text:p><text:s/>2,3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23.3500000001" calcext:value-type="float">
            <text:p><text:s/>18,6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499619.12" calcext:value-type="float">
            <text:p><text:s/>-499,619 <text:s/></text:p>
          </table:table-cell>
          <table:table-cell table:style-name="ce43" office:value-type="float" office:value="92070.6276923077" calcext:value-type="float">
            <text:p><text:s/>92,0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7176.0272475247" calcext:value-type="float">
            <text:p><text:s/>-47,176 <text:s/></text:p>
          </table:table-cell>
          <table:table-cell table:style-name="ce43" office:value-type="float" office:value="-109023" calcext:value-type="float">
            <text:p><text:s/>-109,023 <text:s/></text:p>
          </table:table-cell>
          <table:table-cell table:style-name="ce43" office:value-type="float" office:value="-2512.41" calcext:value-type="float">
            <text:p><text:s/>-2,51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34028.563043478" calcext:value-type="float">
            <text:p><text:s/>-134,0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2580.307692308" calcext:value-type="float">
            <text:p><text:s/>782,5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6444.12" calcext:value-type="float">
            <text:p><text:s/>56,4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4657.12" calcext:value-type="float">
            <text:p><text:s/>64,657 <text:s/></text:p>
          </table:table-cell>
          <table:table-cell table:style-name="ce42" office:value-type="float" office:value="3298950.72" calcext:value-type="float">
            <text:p><text:s/>3,298,9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4657.12" calcext:value-type="float">
            <text:p><text:s/>64,657 <text:s/></text:p>
          </table:table-cell>
          <table:table-cell table:style-name="ce42" office:value-type="float" office:value="3298950.72" calcext:value-type="float">
            <text:p><text:s/>3,298,9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063663.68" calcext:value-type="float">
            <text:p><text:s/>3,063,664 <text:s/></text:p>
          </table:table-cell>
          <table:table-cell table:style-name="ce42" office:value-type="float" office:value="8994769.16" calcext:value-type="float">
            <text:p><text:s/>8,994,7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215.287128713" calcext:value-type="float">
            <text:p><text:s/>210,215 <text:s/></text:p>
          </table:table-cell>
          <table:table-cell table:style-name="ce42" office:value-type="float" office:value="396389" calcext:value-type="float">
            <text:p><text:s/>396,389 <text:s/></text:p>
          </table:table-cell>
          <table:table-cell table:style-name="ce42" office:value-type="float" office:value="27689.63" calcext:value-type="float">
            <text:p><text:s/>27,6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365.248086957" calcext:value-type="float">
            <text:p><text:s/>487,3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063663.68" calcext:value-type="float">
            <text:p><text:s/>3,063,664 <text:s/></text:p>
          </table:table-cell>
          <table:table-cell table:style-name="ce42" office:value-type="float" office:value="8994769.16" calcext:value-type="float">
            <text:p><text:s/>8,994,7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215.287128713" calcext:value-type="float">
            <text:p><text:s/>210,215 <text:s/></text:p>
          </table:table-cell>
          <table:table-cell table:style-name="ce42" office:value-type="float" office:value="396389" calcext:value-type="float">
            <text:p><text:s/>396,389 <text:s/></text:p>
          </table:table-cell>
          <table:table-cell table:style-name="ce42" office:value-type="float" office:value="27689.63" calcext:value-type="float">
            <text:p><text:s/>27,6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365.248086957" calcext:value-type="float">
            <text:p><text:s/>487,3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013.52" calcext:value-type="float">
            <text:p><text:s/>21,014 <text:s/></text:p>
          </table:table-cell>
          <table:table-cell table:style-name="ce42" office:value-type="float" office:value="950045.36" calcext:value-type="float">
            <text:p><text:s/>950,0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08.88" calcext:value-type="float">
            <text:p><text:s/>309 <text:s/></text:p>
          </table:table-cell>
          <table:table-cell table:style-name="ce42" office:value-type="float" office:value="18.4" calcext:value-type="float">
            <text:p><text:s/>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57.04" calcext:value-type="float">
            <text:p><text:s/>1,657 <text:s/></text:p>
          </table:table-cell>
          <table:table-cell table:style-name="ce42" office:value-type="float" office:value="127695.08" calcext:value-type="float">
            <text:p><text:s/>127,6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18779.2" calcext:value-type="float">
            <text:p><text:s/>18,779 <text:s/></text:p>
          </table:table-cell>
          <table:table-cell table:style-name="ce42" office:value-type="float" office:value="822296.92" calcext:value-type="float">
            <text:p><text:s/>822,2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68.4" calcext:value-type="float">
            <text:p><text:s/>268 <text:s/></text:p>
          </table:table-cell>
          <table:table-cell table:style-name="ce43" office:value-type="float" office:value="34.96" calcext:value-type="float">
            <text:p><text:s/>3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478373.92" calcext:value-type="float">
            <text:p><text:s/>2,478,374 <text:s/></text:p>
          </table:table-cell>
          <table:table-cell table:style-name="ce44" office:value-type="float" office:value="4055263.4" calcext:value-type="float">
            <text:p><text:s/>4,055,26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3039.259881188" calcext:value-type="float">
            <text:p><text:s/>163,039 <text:s/></text:p>
          </table:table-cell>
          <table:table-cell table:style-name="ce44" office:value-type="float" office:value="287366" calcext:value-type="float">
            <text:p><text:s/>287,366 <text:s/></text:p>
          </table:table-cell>
          <table:table-cell table:style-name="ce44" office:value-type="float" office:value="25177.22" calcext:value-type="float">
            <text:p><text:s/>25,177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6892.565043478" calcext:value-type="float">
            <text:p><text:s/>296,8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478373.92" calcext:value-type="float">
            <text:p><text:s/>2,478,374 <text:s/></text:p>
          </table:table-cell>
          <table:table-cell table:style-name="ce44" office:value-type="float" office:value="4055263.4" calcext:value-type="float">
            <text:p><text:s/>4,055,263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1697.84" calcext:value-type="float">
            <text:p><text:s/>231,698 <text:s/></text:p>
          </table:table-cell>
          <table:table-cell table:style-name="ce42" office:value-type="float" office:value="3451810.56" calcext:value-type="float">
            <text:p><text:s/>3,451,8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9724.64" calcext:value-type="float">
            <text:p><text:s/>29,725 <text:s/></text:p>
          </table:table-cell>
          <table:table-cell table:style-name="ce42" office:value-type="float" office:value="21344.92" calcext:value-type="float">
            <text:p><text:s/>21,3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1144.08" calcext:value-type="float">
            <text:p><text:s/>31,144 <text:s/></text:p>
          </table:table-cell>
          <table:table-cell table:style-name="ce42" office:value-type="float" office:value="306762.96" calcext:value-type="float">
            <text:p><text:s/>306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813.52" calcext:value-type="float">
            <text:p><text:s/>7,814 <text:s/></text:p>
          </table:table-cell>
          <table:table-cell table:style-name="ce42" office:value-type="float" office:value="643550.12" calcext:value-type="float">
            <text:p><text:s/>643,5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18.24" calcext:value-type="float">
            <text:p><text:s/>218 <text:s/></text:p>
          </table:table-cell>
          <table:table-cell table:style-name="ce42" office:value-type="float" office:value="23336.72" calcext:value-type="float">
            <text:p><text:s/>23,3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940.08" calcext:value-type="float">
            <text:p><text:s/>2,940 <text:s/></text:p>
          </table:table-cell>
          <table:table-cell table:style-name="ce42" office:value-type="float" office:value="8047.24" calcext:value-type="float">
            <text:p><text:s/>8,0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694.48" calcext:value-type="float">
            <text:p><text:s/>5,694 <text:s/></text:p>
          </table:table-cell>
          <table:table-cell table:style-name="ce42" office:value-type="float" office:value="372021.32" calcext:value-type="float">
            <text:p><text:s/>372,0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32" calcext:value-type="float">
            <text:p><text:s/>132 <text:s/></text:p>
          </table:table-cell>
          <table:table-cell table:style-name="ce42" office:value-type="float" office:value="66.24" calcext:value-type="float">
            <text:p><text:s/>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2019.04" calcext:value-type="float">
            <text:p><text:s/>12,019 <text:s/></text:p>
          </table:table-cell>
          <table:table-cell table:style-name="ce42" office:value-type="float" office:value="450957.32" calcext:value-type="float">
            <text:p><text:s/>450,9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0370.8" calcext:value-type="float">
            <text:p><text:s/>10,371 <text:s/></text:p>
          </table:table-cell>
          <table:table-cell table:style-name="ce42" office:value-type="float" office:value="387076.2" calcext:value-type="float">
            <text:p><text:s/>387,0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0370.8" calcext:value-type="float">
            <text:p>( 10,371 <text:s/>)</text:p>
          </table:table-cell>
          <table:table-cell table:style-name="ce45" office:value-type="float" office:value="387076.2" calcext:value-type="float">
            <text:p>( 387,0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648.24" calcext:value-type="float">
            <text:p><text:s/>1,648 <text:s/></text:p>
          </table:table-cell>
          <table:table-cell table:style-name="ce46" office:value-type="float" office:value="63881.12" calcext:value-type="float">
            <text:p><text:s/>63,88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872.64" calcext:value-type="float">
            <text:p><text:s/>1,873 <text:s/></text:p>
          </table:table-cell>
          <table:table-cell table:style-name="ce42" office:value-type="float" office:value="45147.16" calcext:value-type="float">
            <text:p><text:s/>45,1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49.68" calcext:value-type="float">
            <text:p><text:s/>450 <text:s/></text:p>
          </table:table-cell>
          <table:table-cell table:style-name="ce42" office:value-type="float" office:value="105753.08" calcext:value-type="float">
            <text:p><text:s/>105,7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442.64" calcext:value-type="float">
            <text:p><text:s/>11,443 <text:s/></text:p>
          </table:table-cell>
          <table:table-cell table:style-name="ce46" office:value-type="float" office:value="366386.32" calcext:value-type="float">
            <text:p><text:s/>366,38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40127.12" calcext:value-type="float">
            <text:p><text:s/>40,127 <text:s/></text:p>
          </table:table-cell>
          <table:table-cell table:style-name="ce42" office:value-type="float" office:value="516474.2" calcext:value-type="float">
            <text:p><text:s/>516,4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387.44" calcext:value-type="float">
            <text:p><text:s/>13,387 <text:s/></text:p>
          </table:table-cell>
          <table:table-cell table:style-name="ce42" office:value-type="float" office:value="146816.36" calcext:value-type="float">
            <text:p><text:s/>146,8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739.68" calcext:value-type="float">
            <text:p><text:s/>26,740 <text:s/></text:p>
          </table:table-cell>
          <table:table-cell table:style-name="ce42" office:value-type="float" office:value="369657.84" calcext:value-type="float">
            <text:p><text:s/>369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960.08" calcext:value-type="float">
            <text:p>( 960 <text:s/>)</text:p>
          </table:table-cell>
          <table:table-cell table:style-name="ce45" office:value-type="float" office:value="15936.24" calcext:value-type="float">
            <text:p>( 15,93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657.6" calcext:value-type="float">
            <text:p>( 2,658 <text:s/>)</text:p>
          </table:table-cell>
          <table:table-cell table:style-name="ce47" office:value-type="float" office:value="149882.72" calcext:value-type="float">
            <text:p>( 149,883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090.32" calcext:value-type="float">
            <text:p><text:s/>12,090 <text:s/></text:p>
          </table:table-cell>
          <table:table-cell table:style-name="ce42" office:value-type="float" office:value="406887.48" calcext:value-type="float">
            <text:p><text:s/>406,8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587.28" calcext:value-type="float">
            <text:p><text:s/>10,587 <text:s/></text:p>
          </table:table-cell>
          <table:table-cell table:style-name="ce42" office:value-type="float" office:value="364700.88" calcext:value-type="float">
            <text:p><text:s/>364,7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503.04" calcext:value-type="float">
            <text:p><text:s/>1,503 <text:s/></text:p>
          </table:table-cell>
          <table:table-cell table:style-name="ce42" office:value-type="float" office:value="42186.6" calcext:value-type="float">
            <text:p><text:s/>42,1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9.6" calcext:value-type="float">
            <text:p>( 12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060" calcext:value-type="float">
            <text:p><text:s/>5,060 <text:s/></text:p>
          </table:table-cell>
          <table:table-cell table:style-name="ce42" office:value-type="float" office:value="84473.48" calcext:value-type="float">
            <text:p><text:s/>84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235.44" calcext:value-type="float">
            <text:p><text:s/>4,235 <text:s/></text:p>
          </table:table-cell>
          <table:table-cell table:style-name="ce46" office:value-type="float" office:value="12057.52" calcext:value-type="float">
            <text:p><text:s/>12,05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539.36" calcext:value-type="float">
            <text:p><text:s/>3,539 <text:s/></text:p>
          </table:table-cell>
          <table:table-cell table:style-name="ce42" office:value-type="float" office:value="26128" calcext:value-type="float">
            <text:p><text:s/>26,1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002.4" calcext:value-type="float">
            <text:p><text:s/>9,002 <text:s/></text:p>
          </table:table-cell>
          <table:table-cell table:style-name="ce42" office:value-type="float" office:value="12954.52" calcext:value-type="float">
            <text:p><text:s/>12,9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14.32" calcext:value-type="float">
            <text:p><text:s/>914 <text:s/></text:p>
          </table:table-cell>
          <table:table-cell table:style-name="ce42" office:value-type="float" office:value="13366.68" calcext:value-type="float">
            <text:p><text:s/>13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52.88" calcext:value-type="float">
            <text:p><text:s/>353 <text:s/></text:p>
          </table:table-cell>
          <table:table-cell table:style-name="ce42" office:value-type="float" office:value="76.36" calcext:value-type="float">
            <text:p><text:s/>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2924.96" calcext:value-type="float">
            <text:p><text:s/>52,925 <text:s/></text:p>
          </table:table-cell>
          <table:table-cell table:style-name="ce42" office:value-type="float" office:value="36018.92" calcext:value-type="float">
            <text:p><text:s/>36,0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465228.16" calcext:value-type="float">
            <text:p><text:s/>1,465,228 <text:s/></text:p>
          </table:table-cell>
          <table:table-cell table:style-name="ce42" office:value-type="float" office:value="70644.96" calcext:value-type="float">
            <text:p><text:s/>70,6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417075.44" calcext:value-type="float">
            <text:p><text:s/>1,417,07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1699.68" calcext:value-type="float">
            <text:p><text:s/>41,70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6453.04" calcext:value-type="float">
            <text:p><text:s/>6,453 <text:s/></text:p>
          </table:table-cell>
          <table:table-cell table:style-name="ce42" office:value-type="float" office:value="70644.96" calcext:value-type="float">
            <text:p><text:s/>70,6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13634.88" calcext:value-type="float">
            <text:p><text:s/>513,635 <text:s/></text:p>
          </table:table-cell>
          <table:table-cell table:style-name="ce42" office:value-type="float" office:value="273034.84" calcext:value-type="float">
            <text:p><text:s/>273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400" calcext:value-type="float">
            <text:p><text:s/>4,400 <text:s/></text:p>
          </table:table-cell>
          <table:table-cell table:style-name="ce42" office:value-type="float" office:value="5124.4" calcext:value-type="float">
            <text:p><text:s/>5,1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09234.88" calcext:value-type="float">
            <text:p><text:s/>509,235 <text:s/></text:p>
          </table:table-cell>
          <table:table-cell table:style-name="ce43" office:value-type="float" office:value="267910.44" calcext:value-type="float">
            <text:p><text:s/>267,91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7813.04" calcext:value-type="float">
            <text:p><text:s/>267,813 <text:s/></text:p>
          </table:table-cell>
          <table:table-cell table:style-name="ce42" office:value-type="float" office:value="259773.04" calcext:value-type="float">
            <text:p><text:s/>259,7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987.52" calcext:value-type="float">
            <text:p><text:s/>5,988 <text:s/></text:p>
          </table:table-cell>
          <table:table-cell table:style-name="ce42" office:value-type="float" office:value="33834.84" calcext:value-type="float">
            <text:p><text:s/>33,8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60890.72" calcext:value-type="float">
            <text:p><text:s/>60,891 <text:s/></text:p>
          </table:table-cell>
          <table:table-cell table:style-name="ce42" office:value-type="float" office:value="2039.64" calcext:value-type="float">
            <text:p><text:s/>2,0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311.76" calcext:value-type="float">
            <text:p><text:s/>2,312 <text:s/></text:p>
          </table:table-cell>
          <table:table-cell table:style-name="ce42" office:value-type="float" office:value="44.16" calcext:value-type="float">
            <text:p><text:s/>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464.24" calcext:value-type="float">
            <text:p><text:s/>4,464 <text:s/></text:p>
          </table:table-cell>
          <table:table-cell table:style-name="ce42" office:value-type="float" office:value="4744.44" calcext:value-type="float">
            <text:p><text:s/>4,7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9663.44" calcext:value-type="float">
            <text:p><text:s/>179,663 <text:s/></text:p>
          </table:table-cell>
          <table:table-cell table:style-name="ce42" office:value-type="float" office:value="192585.44" calcext:value-type="float">
            <text:p><text:s/>192,5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4495.36" calcext:value-type="float">
            <text:p><text:s/>14,495 <text:s/></text:p>
          </table:table-cell>
          <table:table-cell table:style-name="ce43" office:value-type="float" office:value="26524.52" calcext:value-type="float">
            <text:p><text:s/>26,52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039.259881188" calcext:value-type="float">
            <text:p><text:s/>163,039 <text:s/></text:p>
          </table:table-cell>
          <table:table-cell table:style-name="ce42" office:value-type="float" office:value="287366" calcext:value-type="float">
            <text:p><text:s/>287,366 <text:s/></text:p>
          </table:table-cell>
          <table:table-cell table:style-name="ce42" office:value-type="float" office:value="25177.22" calcext:value-type="float">
            <text:p><text:s/>25,1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892.565043478" calcext:value-type="float">
            <text:p><text:s/>296,89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039.259881188" calcext:value-type="float">
            <text:p><text:s/>163,039 <text:s/></text:p>
          </table:table-cell>
          <table:table-cell table:style-name="ce42" office:value-type="float" office:value="287366" calcext:value-type="float">
            <text:p><text:s/>287,366 <text:s/></text:p>
          </table:table-cell>
          <table:table-cell table:style-name="ce42" office:value-type="float" office:value="25177.22" calcext:value-type="float">
            <text:p><text:s/>25,1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892.565043478" calcext:value-type="float">
            <text:p><text:s/>296,89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95023.891979958" calcext:value-type="float">
            <text:p><text:s/>295,024 <text:s/></text:p>
          </table:table-cell>
          <table:table-cell table:style-name="ce42" office:value-type="float" office:value="15111247.19102" calcext:value-type="float">
            <text:p><text:s/>15,111,2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95023.891979958" calcext:value-type="float">
            <text:p><text:s/>295,024 <text:s/></text:p>
          </table:table-cell>
          <table:table-cell table:style-name="ce42" office:value-type="float" office:value="15111247.19102" calcext:value-type="float">
            <text:p><text:s/>15,111,2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91338.28" calcext:value-type="float">
            <text:p><text:s/>1,191,338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56215.79" calcext:value-type="float">
            <text:p><text:s/>156,2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035122.49" calcext:value-type="float">
            <text:p><text:s/>1,035,12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69871.41" calcext:value-type="float">
            <text:p><text:s/>69,8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69871.41" calcext:value-type="float">
            <text:p><text:s/>69,8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965251.08" calcext:value-type="float">
            <text:p><text:s/>965,25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567138.51" calcext:value-type="float">
            <text:p><text:s/>567,139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222595.29" calcext:value-type="float">
            <text:p><text:s/>222,5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49.48" calcext:value-type="float">
            <text:p><text:s/>2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4663.17" calcext:value-type="float">
            <text:p><text:s/>4,6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70.31" calcext:value-type="float">
            <text:p><text:s/>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7.82" calcext:value-type="float">
            <text:p><text:s/>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15.39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44302.14" calcext:value-type="float">
            <text:p><text:s/>44,3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43288.02" calcext:value-type="float">
            <text:p><text:s/>43,2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43288.02" calcext:value-type="float">
            <text:p>( 43,28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185.49" calcext:value-type="float">
            <text:p><text:s/>1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685.26" calcext:value-type="float">
            <text:p><text:s/>6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143.37" calcext:value-type="float">
            <text:p><text:s/>14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843.21" calcext:value-type="float">
            <text:p><text:s/>8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14.58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76.95" calcext:value-type="float">
            <text:p><text:s/>7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42470.9" calcext:value-type="float">
            <text:p><text:s/>142,4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42470.9" calcext:value-type="float">
            <text:p><text:s/>142,4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69515.82" calcext:value-type="float">
            <text:p>( 69,51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8150.19" calcext:value-type="float">
            <text:p>( 38,15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983.34" calcext:value-type="float">
            <text:p><text:s/>9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983.34" calcext:value-type="float">
            <text:p><text:s/>9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909.63" calcext:value-type="float">
            <text:p><text:s/>9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429.65" calcext:value-type="float">
            <text:p><text:s/>1,43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969.46" calcext:value-type="float">
            <text:p><text:s/>2,9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2168.37" calcext:value-type="float">
            <text:p><text:s/>2,1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0710.89" calcext:value-type="float">
            <text:p><text:s/>20,7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79215.57" calcext:value-type="float">
            <text:p><text:s/>79,2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69623.55" calcext:value-type="float">
            <text:p><text:s/>69,6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6479.19" calcext:value-type="float">
            <text:p><text:s/>6,4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112.83" calcext:value-type="float">
            <text:p><text:s/>3,1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265327.65" calcext:value-type="float">
            <text:p><text:s/>265,32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98112.57" calcext:value-type="float">
            <text:p><text:s/>398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98112.57" calcext:value-type="float">
            <text:p><text:s/>398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28946.511954" calcext:value-type="float">
            <text:p><text:s/>428,947 <text:s/></text:p>
          </table:table-cell>
          <table:table-cell table:style-name="ce41" office:value-type="float" office:value="3908.8247" calcext:value-type="float">
            <text:p><text:s/>3,909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926303.9594" calcext:value-type="float">
            <text:p><text:s/>4,926,3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926303.9594" calcext:value-type="float">
            <text:p><text:s/>4,926,304 <text:s/></text:p>
          </table:table-cell>
          <table:table-cell table:style-name="ce43" office:value-type="float" office:value="428946.511954" calcext:value-type="float">
            <text:p><text:s/>428,947 <text:s/></text:p>
          </table:table-cell>
          <table:table-cell table:style-name="ce43" office:value-type="float" office:value="3908.8247" calcext:value-type="float">
            <text:p><text:s/>3,90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42.630021434" calcext:value-type="float">
            <text:p><text:s/>2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926303.9594" calcext:value-type="float">
            <text:p><text:s/>4,926,304 <text:s/></text:p>
          </table:table-cell>
          <table:table-cell table:style-name="ce42" office:value-type="float" office:value="428946.511954" calcext:value-type="float">
            <text:p><text:s/>428,947 <text:s/></text:p>
          </table:table-cell>
          <table:table-cell table:style-name="ce42" office:value-type="float" office:value="3908.8247" calcext:value-type="float">
            <text:p><text:s/>3,9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926303.9594" calcext:value-type="float">
            <text:p><text:s/>4,926,304 <text:s/></text:p>
          </table:table-cell>
          <table:table-cell table:style-name="ce42" office:value-type="float" office:value="428946.511954" calcext:value-type="float">
            <text:p><text:s/>428,947 <text:s/></text:p>
          </table:table-cell>
          <table:table-cell table:style-name="ce42" office:value-type="float" office:value="3908.8247" calcext:value-type="float">
            <text:p><text:s/>3,9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3591.532388" calcext:value-type="float">
            <text:p><text:s/>4,153,59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3591.532388" calcext:value-type="float">
            <text:p><text:s/>4,153,592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287.022448" calcext:value-type="float">
            <text:p><text:s/>272,28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26.999828" calcext:value-type="float">
            <text:p><text:s/>16,72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.960532" calcext:value-type="float">
            <text:p><text:s/>37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79.56585" calcext:value-type="float">
            <text:p><text:s/>13,08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322.84757" calcext:value-type="float">
            <text:p><text:s/>65,32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780.648668" calcext:value-type="float">
            <text:p><text:s/>176,7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66602.150746566" calcext:value-type="float">
            <text:p><text:s/>266,60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14459.729172" calcext:value-type="float">
            <text:p><text:s/>3,614,46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14459.729172" calcext:value-type="float">
            <text:p><text:s/>3,614,4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9919.417902" calcext:value-type="float">
            <text:p><text:s/>2,229,9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15.765488" calcext:value-type="float">
            <text:p><text:s/>27,0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078.598312" calcext:value-type="float">
            <text:p><text:s/>123,0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5127.503186" calcext:value-type="float">
            <text:p><text:s/>395,1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50.76112" calcext:value-type="float">
            <text:p><text:s/>7,8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044.387456" calcext:value-type="float">
            <text:p><text:s/>52,0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233.883632" calcext:value-type="float">
            <text:p><text:s/>134,2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92.60385" calcext:value-type="float">
            <text:p><text:s/>6,6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9121.116768" calcext:value-type="float">
            <text:p><text:s/>409,1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696.556826" calcext:value-type="float">
            <text:p><text:s/>128,6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5205.975542" calcext:value-type="float">
            <text:p>( 105,20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490.581284" calcext:value-type="float">
            <text:p>( 23,49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560.611112" calcext:value-type="float">
            <text:p><text:s/>166,5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863.94883" calcext:value-type="float">
            <text:p><text:s/>113,86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954.146046" calcext:value-type="float">
            <text:p><text:s/>63,9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75.964364" calcext:value-type="float">
            <text:p><text:s/>32,67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4362.681174" calcext:value-type="float">
            <text:p><text:s/>84,3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406.830144" calcext:value-type="float">
            <text:p><text:s/>218,4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681.604838" calcext:value-type="float">
            <text:p><text:s/>157,6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725.225306" calcext:value-type="float">
            <text:p><text:s/>60,7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372.5243" calcext:value-type="float">
            <text:p><text:s/>297,3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9577.07838" calcext:value-type="float">
            <text:p><text:s/>289,5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95.44592" calcext:value-type="float">
            <text:p><text:s/>7,7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63.429044" calcext:value-type="float">
            <text:p>( 5,36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680.29658" calcext:value-type="float">
            <text:p><text:s/>101,68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2423.049068" calcext:value-type="float">
            <text:p><text:s/>52,4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013.10302" calcext:value-type="float">
            <text:p><text:s/>116,0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775.691522" calcext:value-type="float">
            <text:p><text:s/>37,7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102.758524" calcext:value-type="float">
            <text:p><text:s/>24,1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851.828792" calcext:value-type="float">
            <text:p><text:s/>41,8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35.924556" calcext:value-type="float">
            <text:p><text:s/>4,13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97.170452" calcext:value-type="float">
            <text:p><text:s/>20,5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97.170452" calcext:value-type="float">
            <text:p><text:s/>20,5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552.542744" calcext:value-type="float">
            <text:p><text:s/>70,5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04.501432" calcext:value-type="float">
            <text:p><text:s/>14,30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6248.041312" calcext:value-type="float">
            <text:p><text:s/>56,2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0219.518534" calcext:value-type="float">
            <text:p><text:s/>520,2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256.0755869247" calcext:value-type="float">
            <text:p><text:s/>56,2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16.6207108119" calcext:value-type="float">
            <text:p><text:s/>23,5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90.74927" calcext:value-type="float">
            <text:p><text:s/>11,6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51.756666" calcext:value-type="float">
            <text:p><text:s/>12,8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40.27425" calcext:value-type="float">
            <text:p><text:s/>18,6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29.4084539042" calcext:value-type="float">
            <text:p><text:s/>12,7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53.07134863633" calcext:value-type="float">
            <text:p><text:s/>5,1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896.5320397229" calcext:value-type="float">
            <text:p><text:s/>71,8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261.676332" calcext:value-type="float">
            <text:p><text:s/>88,26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19223.353876" calcext:value-type="float">
            <text:p><text:s/>219,223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3171.07954" calcext:value-type="float">
            <text:p><text:s/>773,1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8903699" calcext:value-type="float">
            <text:p><text:s/>18,903,699 <text:s/></text:p>
          </table:table-cell>
          <table:table-cell table:style-name="ce42" office:value-type="float" office:value="4987750.139" calcext:value-type="float">
            <text:p><text:s/>4,987,750 <text:s/></text:p>
          </table:table-cell>
          <table:table-cell table:style-name="ce42" office:value-type="float" office:value="4545.145" calcext:value-type="float">
            <text:p><text:s/>4,5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903699" calcext:value-type="float">
            <text:p><text:s/>18,903,699 <text:s/></text:p>
          </table:table-cell>
          <table:table-cell table:style-name="ce42" office:value-type="float" office:value="4987750.139" calcext:value-type="float">
            <text:p><text:s/>4,987,750 <text:s/></text:p>
          </table:table-cell>
          <table:table-cell table:style-name="ce42" office:value-type="float" office:value="4545.145" calcext:value-type="float">
            <text:p><text:s/>4,5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062416.40165268" calcext:value-type="float">
            <text:p><text:s/>3,062,416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39068.2774" calcext:value-type="float">
            <text:p><text:s/>28,539,068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3117.75001378" calcext:value-type="float">
            <text:p><text:s/>1,153,118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369.8" calcext:value-type="float">
            <text:p><text:s/>421,370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179.312" calcext:value-type="float">
            <text:p><text:s/>269,179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60508.2880463972" calcext:value-type="float">
            <text:p><text:s/>-60,50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818326.1050853" calcext:value-type="float">
            <text:p><text:s/>29,818,326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2805.44769231" calcext:value-type="float">
            <text:p><text:s/>1,262,80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04.89002143401" calcext:value-type="float">
            <text:p><text:s/>1,105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67133.646424" calcext:value-type="float">
            <text:p><text:s/>32,267,134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3404.022" calcext:value-type="float">
            <text:p><text:s/>1,813,40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9551.51637" calcext:value-type="float">
            <text:p><text:s/>1,119,552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38505.02" calcext:value-type="float">
            <text:p><text:s/>18,738,505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7495.128054" calcext:value-type="float">
            <text:p><text:s/>10,517,495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8177.96" calcext:value-type="float">
            <text:p><text:s/>78,178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34064.9272037" calcext:value-type="float">
            <text:p><text:s/>25,834,06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10283.9072037" calcext:value-type="float">
            <text:p><text:s/>25,410,28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3781.02" calcext:value-type="float">
            <text:p><text:s/>423,781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8426.476048" calcext:value-type="float">
            <text:p><text:s/>2,258,42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29.555828" calcext:value-type="float">
            <text:p><text:s/>21,830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630.910532" calcext:value-type="float">
            <text:p><text:s/>269,631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80.34585" calcext:value-type="float">
            <text:p><text:s/>13,080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1764.90517" calcext:value-type="float">
            <text:p><text:s/>1,771,765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583.328668" calcext:value-type="float">
            <text:p><text:s/>181,583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37.43" calcext:value-type="float">
            <text:p><text:s/>537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67505.743576566" calcext:value-type="float">
            <text:p><text:s/>267,506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595414.8285267" calcext:value-type="float">
            <text:p><text:s/>19,595,415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205142.213602" calcext:value-type="float">
            <text:p><text:s/>16,205,142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9973.982932" calcext:value-type="float">
            <text:p><text:s/>8,479,974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354.917488" calcext:value-type="float">
            <text:p><text:s/>105,355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628.428712" calcext:value-type="float">
            <text:p><text:s/>478,62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9955.363386" calcext:value-type="float">
            <text:p><text:s/>1,059,955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15.55712" calcext:value-type="float">
            <text:p><text:s/>31,716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600.897856" calcext:value-type="float">
            <text:p><text:s/>63,601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404.740632" calcext:value-type="float">
            <text:p><text:s/>557,405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90.62385" calcext:value-type="float">
            <text:p><text:s/>7,091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9049.580168" calcext:value-type="float">
            <text:p><text:s/>1,099,05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8862.751226" calcext:value-type="float">
            <text:p><text:s/>588,863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65193.669942" calcext:value-type="float">
            <text:p>( 565,194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669.081284" calcext:value-type="float">
            <text:p>( 23,669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584.500112" calcext:value-type="float">
            <text:p><text:s/>265,58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303.88783" calcext:value-type="float">
            <text:p><text:s/>164,304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0298.441" calcext:value-type="float">
            <text:p><text:s/>80,298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64.036846" calcext:value-type="float">
            <text:p><text:s/>113,264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902.805964" calcext:value-type="float">
            <text:p><text:s/>141,903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63850.030374" calcext:value-type="float">
            <text:p><text:s/>463,850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3751.308744" calcext:value-type="float">
            <text:p><text:s/>2,323,751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9230.646838" calcext:value-type="float">
            <text:p><text:s/>1,449,231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4520.661906" calcext:value-type="float">
            <text:p><text:s/>874,521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7480.0324" calcext:value-type="float">
            <text:p>( 87,480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92593.526" calcext:value-type="float">
            <text:p>( 192,59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7553.99033" calcext:value-type="float">
            <text:p><text:s/>1,307,55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3925.80441" calcext:value-type="float">
            <text:p><text:s/>1,253,926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28.18592" calcext:value-type="float">
            <text:p><text:s/>53,628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834.029044" calcext:value-type="float">
            <text:p>( 5,834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682.60818" calcext:value-type="float">
            <text:p><text:s/>208,683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2009.172068" calcext:value-type="float">
            <text:p><text:s/>92,009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121.83862" calcext:value-type="float">
            <text:p><text:s/>152,122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050.547522" calcext:value-type="float">
            <text:p><text:s/>66,051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676.841724" calcext:value-type="float">
            <text:p><text:s/>68,677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75.088792" calcext:value-type="float">
            <text:p><text:s/>43,57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735.604556" calcext:value-type="float">
            <text:p><text:s/>95,736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0247.528452" calcext:value-type="float">
            <text:p><text:s/>3,380,24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92.138" calcext:value-type="float">
            <text:p><text:s/>45,292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5288.24" calcext:value-type="float">
            <text:p><text:s/>3,195,288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569.150452" calcext:value-type="float">
            <text:p><text:s/>62,569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098" calcext:value-type="float">
            <text:p><text:s/>77,098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8585.666744" calcext:value-type="float">
            <text:p><text:s/>858,586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71.465432" calcext:value-type="float">
            <text:p><text:s/>25,171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33414.201312" calcext:value-type="float">
            <text:p><text:s/>833,414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2368.249534" calcext:value-type="float">
            <text:p><text:s/>1,602,36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256.0755869247" calcext:value-type="float">
            <text:p><text:s/>56,256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725.100710812" calcext:value-type="float">
            <text:p><text:s/>161,725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524.72927" calcext:value-type="float">
            <text:p><text:s/>77,525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51.756666" calcext:value-type="float">
            <text:p><text:s/>12,852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38.04425" calcext:value-type="float">
            <text:p><text:s/>29,138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31.0684539042" calcext:value-type="float">
            <text:p><text:s/>25,031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53.07134863633" calcext:value-type="float">
            <text:p><text:s/>5,153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896.5320397229" calcext:value-type="float">
            <text:p><text:s/>71,897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4488.297332" calcext:value-type="float">
            <text:p><text:s/>824,488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8303.573876" calcext:value-type="float">
            <text:p><text:s/>338,304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83966.78594" calcext:value-type="float">
            <text:p><text:s/>1,883,967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0272.61492467" calcext:value-type="float">
            <text:p><text:s/>3,390,273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0272.61492467" calcext:value-type="float">
            <text:p><text:s/>3,390,273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19685" calcext:value-type="float">
            <text:p>( 2,219,685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77059.858" calcext:value-type="float">
            <text:p><text:s/>47,477,060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77059.858" calcext:value-type="float">
            <text:p><text:s/>47,477,06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